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f1e0" officeooo:paragraph-rsid="0021456d" style:font-weight-asian="bold" style:font-weight-complex="bold"/>
    </style:style>
    <style:style style:name="P2" style:family="paragraph" style:parent-style-name="Standard">
      <style:text-properties fo:font-weight="normal" officeooo:rsid="002d943e" officeooo:paragraph-rsid="002e7201" style:font-weight-asian="normal" style:font-weight-complex="normal"/>
    </style:style>
    <style:style style:name="P3" style:family="paragraph" style:parent-style-name="Standard">
      <style:text-properties fo:font-weight="normal" officeooo:rsid="002e7201" officeooo:paragraph-rsid="002e7201" style:font-weight-asian="normal" style:font-weight-complex="normal"/>
    </style:style>
    <style:style style:name="P4" style:family="paragraph" style:parent-style-name="Standard">
      <style:text-properties fo:font-weight="normal" officeooo:rsid="002e7201" officeooo:paragraph-rsid="003626cc" style:font-weight-asian="normal" style:font-weight-complex="normal"/>
    </style:style>
    <style:style style:name="P5" style:family="paragraph" style:parent-style-name="Standard">
      <style:text-properties fo:font-weight="normal" officeooo:rsid="003626cc" officeooo:paragraph-rsid="003626cc" style:font-weight-asian="normal" style:font-weight-complex="normal"/>
    </style:style>
    <style:style style:name="P6" style:family="paragraph" style:parent-style-name="Standard">
      <style:text-properties officeooo:paragraph-rsid="0021456d"/>
    </style:style>
    <style:style style:name="P7" style:family="paragraph" style:parent-style-name="Standard" style:list-style-name="L1">
      <style:text-properties officeooo:paragraph-rsid="0026d4e8"/>
    </style:style>
    <style:style style:name="P8" style:family="paragraph" style:parent-style-name="Standard" style:list-style-name="L1">
      <style:text-properties officeooo:paragraph-rsid="00381166"/>
    </style:style>
    <style:style style:name="P9" style:family="paragraph" style:parent-style-name="Standard" style:list-style-name="L1">
      <style:text-properties officeooo:paragraph-rsid="00387cc5"/>
    </style:style>
    <style:style style:name="P10" style:family="paragraph" style:parent-style-name="Standard" style:list-style-name="L1">
      <style:text-properties fo:font-weight="normal" officeooo:rsid="002f01d5" officeooo:paragraph-rsid="002f01d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f01d5" officeooo:paragraph-rsid="00381166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f01d5" officeooo:paragraph-rsid="003317ec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f01d5" officeooo:paragraph-rsid="00387cc5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f01d5" officeooo:paragraph-rsid="002f01d5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2f01d5" officeooo:paragraph-rsid="002f01d5" style:font-weight-asian="normal" style:font-weight-complex="normal"/>
    </style:style>
    <style:style style:name="P16" style:family="paragraph" style:parent-style-name="Standard" style:list-style-name="L15">
      <style:text-properties fo:font-weight="normal" officeooo:rsid="002f01d5" officeooo:paragraph-rsid="003317ec" style:font-weight-asian="normal" style:font-weight-complex="normal"/>
    </style:style>
    <style:style style:name="P17" style:family="paragraph" style:parent-style-name="Standard" style:list-style-name="L18">
      <style:text-properties fo:font-weight="normal" officeooo:rsid="002f01d5" officeooo:paragraph-rsid="003317ec" style:font-weight-asian="normal" style:font-weight-complex="normal"/>
    </style:style>
    <style:style style:name="P18" style:family="paragraph" style:parent-style-name="Standard" style:list-style-name="L20">
      <style:text-properties fo:font-weight="normal" officeooo:rsid="002f01d5" officeooo:paragraph-rsid="00381166" style:font-weight-asian="normal" style:font-weight-complex="normal"/>
    </style:style>
    <style:style style:name="P19" style:family="paragraph" style:parent-style-name="Standard" style:list-style-name="L22">
      <style:text-properties fo:font-weight="normal" officeooo:rsid="002f01d5" officeooo:paragraph-rsid="003317ec" style:font-weight-asian="normal" style:font-weight-complex="normal"/>
    </style:style>
    <style:style style:name="P20" style:family="paragraph" style:parent-style-name="Standard" style:list-style-name="L28">
      <style:text-properties fo:font-weight="normal" officeooo:rsid="002f01d5" officeooo:paragraph-rsid="003626cc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1af1e0" officeooo:paragraph-rsid="001b79f7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b79f7" officeooo:paragraph-rsid="001b79f7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1b79f7" officeooo:paragraph-rsid="0022778d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1b79f7" officeooo:paragraph-rsid="002f7837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1b79f7" officeooo:paragraph-rsid="0026d4e8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1b79f7" officeooo:paragraph-rsid="00381166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1b79f7" officeooo:paragraph-rsid="003a4319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1b79f7" officeooo:paragraph-rsid="00387cc5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1b79f7" officeooo:paragraph-rsid="002bdf58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1b79f7" officeooo:paragraph-rsid="0021456d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1b79f7" officeooo:paragraph-rsid="001b79f7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1b79f7" officeooo:paragraph-rsid="002f01d5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1b79f7" officeooo:paragraph-rsid="002f01d5" style:font-weight-asian="normal" style:font-weight-complex="normal"/>
    </style:style>
    <style:style style:name="P34" style:family="paragraph" style:parent-style-name="Standard" style:list-style-name="L12">
      <style:text-properties fo:font-weight="normal" officeooo:rsid="001b79f7" officeooo:paragraph-rsid="002f94aa" style:font-weight-asian="normal" style:font-weight-complex="normal"/>
    </style:style>
    <style:style style:name="P35" style:family="paragraph" style:parent-style-name="Standard" style:list-style-name="L13">
      <style:text-properties fo:font-weight="normal" officeooo:rsid="001b79f7" officeooo:paragraph-rsid="002f94aa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1dbc6f" officeooo:paragraph-rsid="001dbc6f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1dbc6f" officeooo:paragraph-rsid="0022778d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1dbc6f" officeooo:paragraph-rsid="0026d4e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1dbc6f" officeooo:paragraph-rsid="001dbc6f" style:font-weight-asian="normal" style:font-weight-complex="normal"/>
    </style:style>
    <style:style style:name="P40" style:family="paragraph" style:parent-style-name="Standard" style:list-style-name="L6">
      <style:text-properties fo:font-weight="normal" officeooo:rsid="001dbc6f" officeooo:paragraph-rsid="001dbc6f" style:font-weight-asian="normal" style:font-weight-complex="normal"/>
    </style:style>
    <style:style style:name="P41" style:family="paragraph" style:parent-style-name="Standard" style:list-style-name="L6">
      <style:text-properties fo:font-weight="normal" officeooo:rsid="001dbc6f" officeooo:paragraph-rsid="002f01d5" style:font-weight-asian="normal" style:font-weight-complex="normal"/>
    </style:style>
    <style:style style:name="P42" style:family="paragraph" style:parent-style-name="Standard" style:list-style-name="L8">
      <style:text-properties fo:font-weight="normal" officeooo:rsid="001dbc6f" officeooo:paragraph-rsid="0022778d" style:font-weight-asian="normal" style:font-weight-complex="normal"/>
    </style:style>
    <style:style style:name="P43" style:family="paragraph" style:parent-style-name="Standard" style:list-style-name="L9">
      <style:text-properties fo:font-weight="normal" officeooo:rsid="001dbc6f" officeooo:paragraph-rsid="002f7837" style:font-weight-asian="normal" style:font-weight-complex="normal"/>
    </style:style>
    <style:style style:name="P44" style:family="paragraph" style:parent-style-name="Standard" style:list-style-name="L9">
      <style:text-properties fo:font-weight="normal" officeooo:rsid="001dbc6f" officeooo:paragraph-rsid="003317ec" style:font-weight-asian="normal" style:font-weight-complex="normal"/>
    </style:style>
    <style:style style:name="P45" style:family="paragraph" style:parent-style-name="Standard" style:list-style-name="L9">
      <style:text-properties fo:font-weight="normal" officeooo:rsid="001dbc6f" officeooo:paragraph-rsid="0022778d" style:font-weight-asian="normal" style:font-weight-complex="normal"/>
    </style:style>
    <style:style style:name="P46" style:family="paragraph" style:parent-style-name="Standard" style:list-style-name="L14">
      <style:text-properties fo:font-weight="normal" officeooo:rsid="001dbc6f" officeooo:paragraph-rsid="0026d4e8" style:font-weight-asian="normal" style:font-weight-complex="normal"/>
    </style:style>
    <style:style style:name="P47" style:family="paragraph" style:parent-style-name="Standard" style:list-style-name="L15">
      <style:text-properties fo:font-weight="normal" officeooo:rsid="001dbc6f" officeooo:paragraph-rsid="002f01d5" style:font-weight-asian="normal" style:font-weight-complex="normal"/>
    </style:style>
    <style:style style:name="P48" style:family="paragraph" style:parent-style-name="Standard" style:list-style-name="L15">
      <style:text-properties fo:font-weight="normal" officeooo:rsid="001dbc6f" officeooo:paragraph-rsid="003317ec" style:font-weight-asian="normal" style:font-weight-complex="normal"/>
    </style:style>
    <style:style style:name="P49" style:family="paragraph" style:parent-style-name="Standard" style:list-style-name="L17">
      <style:text-properties fo:font-weight="normal" officeooo:rsid="001dbc6f" officeooo:paragraph-rsid="0022778d" style:font-weight-asian="normal" style:font-weight-complex="normal"/>
    </style:style>
    <style:style style:name="P50" style:family="paragraph" style:parent-style-name="Standard" style:list-style-name="L18">
      <style:text-properties fo:font-weight="normal" officeooo:rsid="001dbc6f" officeooo:paragraph-rsid="002f01d5" style:font-weight-asian="normal" style:font-weight-complex="normal"/>
    </style:style>
    <style:style style:name="P51" style:family="paragraph" style:parent-style-name="Standard" style:list-style-name="L18">
      <style:text-properties fo:font-weight="normal" officeooo:rsid="001dbc6f" officeooo:paragraph-rsid="003317ec" style:font-weight-asian="normal" style:font-weight-complex="normal"/>
    </style:style>
    <style:style style:name="P52" style:family="paragraph" style:parent-style-name="Standard" style:list-style-name="L21">
      <style:text-properties fo:font-weight="normal" officeooo:rsid="001dbc6f" officeooo:paragraph-rsid="0026d4e8" style:font-weight-asian="normal" style:font-weight-complex="normal"/>
    </style:style>
    <style:style style:name="P53" style:family="paragraph" style:parent-style-name="Standard" style:list-style-name="L22">
      <style:text-properties fo:font-weight="normal" officeooo:rsid="001dbc6f" officeooo:paragraph-rsid="002f01d5" style:font-weight-asian="normal" style:font-weight-complex="normal"/>
    </style:style>
    <style:style style:name="P54" style:family="paragraph" style:parent-style-name="Standard" style:list-style-name="L22">
      <style:text-properties fo:font-weight="normal" officeooo:rsid="001dbc6f" officeooo:paragraph-rsid="003317ec" style:font-weight-asian="normal" style:font-weight-complex="normal"/>
    </style:style>
    <style:style style:name="P55" style:family="paragraph" style:parent-style-name="Standard" style:list-style-name="L28">
      <style:text-properties fo:font-weight="normal" officeooo:rsid="001dbc6f" officeooo:paragraph-rsid="00355e54" style:font-weight-asian="normal" style:font-weight-complex="normal"/>
    </style:style>
    <style:style style:name="P56" style:family="paragraph" style:parent-style-name="Standard" style:list-style-name="L34">
      <style:text-properties fo:font-weight="normal" officeooo:rsid="001dbc6f" officeooo:paragraph-rsid="003626cc" style:font-weight-asian="normal" style:font-weight-complex="normal"/>
    </style:style>
    <style:style style:name="P57" style:family="paragraph" style:parent-style-name="Standard" style:list-style-name="L37">
      <style:text-properties fo:font-weight="normal" officeooo:rsid="001dbc6f" officeooo:paragraph-rsid="003626cc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1bed6d" officeooo:paragraph-rsid="001bed6d" style:font-weight-asian="normal" style:font-weight-complex="normal"/>
    </style:style>
    <style:style style:name="P59" style:family="paragraph" style:parent-style-name="Standard" style:list-style-name="L5">
      <style:text-properties fo:font-weight="normal" officeooo:rsid="001bed6d" officeooo:paragraph-rsid="002f01d5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02f7837" officeooo:paragraph-rsid="002f7837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02f94aa" officeooo:paragraph-rsid="002f94aa" style:font-weight-asian="normal" style:font-weight-complex="normal"/>
    </style:style>
    <style:style style:name="P62" style:family="paragraph" style:parent-style-name="Standard" style:list-style-name="L13">
      <style:text-properties fo:font-weight="normal" officeooo:rsid="002f94aa" officeooo:paragraph-rsid="002f94aa" style:font-weight-asian="normal" style:font-weight-complex="normal"/>
    </style:style>
    <style:style style:name="P63" style:family="paragraph" style:parent-style-name="Standard" style:list-style-name="L1">
      <style:text-properties fo:font-weight="normal" officeooo:rsid="0026d4e8" officeooo:paragraph-rsid="0026d4e8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26d4e8" officeooo:paragraph-rsid="0026d4e8" style:font-weight-asian="normal" style:font-weight-complex="normal"/>
    </style:style>
    <style:style style:name="P65" style:family="paragraph" style:parent-style-name="Standard" style:list-style-name="L1">
      <style:text-properties fo:font-weight="normal" officeooo:rsid="002bdf58" officeooo:paragraph-rsid="002bdf58" style:font-weight-asian="normal" style:font-weight-complex="normal"/>
    </style:style>
    <style:style style:name="P66" style:family="paragraph" style:parent-style-name="Standard" style:list-style-name="L1">
      <style:text-properties fo:font-weight="normal" officeooo:rsid="002bdf58" officeooo:paragraph-rsid="002c2af1" style:font-weight-asian="normal" style:font-weight-complex="normal"/>
    </style:style>
    <style:style style:name="P67" style:family="paragraph" style:parent-style-name="Standard" style:list-style-name="L13">
      <style:text-properties fo:font-weight="normal" officeooo:rsid="002bdf58" officeooo:paragraph-rsid="002f94aa" style:font-weight-asian="normal" style:font-weight-complex="normal"/>
    </style:style>
    <style:style style:name="P68" style:family="paragraph" style:parent-style-name="Standard" style:list-style-name="L23">
      <style:text-properties fo:font-weight="normal" officeooo:rsid="002bdf58" officeooo:paragraph-rsid="003a4319" style:font-weight-asian="normal" style:font-weight-complex="normal"/>
    </style:style>
    <style:style style:name="P69" style:family="paragraph" style:parent-style-name="Standard" style:list-style-name="L35">
      <style:text-properties fo:font-weight="normal" officeooo:rsid="002bdf58" officeooo:paragraph-rsid="002bdf58" style:font-weight-asian="normal" style:font-weight-complex="normal"/>
    </style:style>
    <style:style style:name="P70" style:family="paragraph" style:parent-style-name="Standard" style:list-style-name="L12">
      <style:text-properties fo:font-weight="normal" officeooo:rsid="0021456d" officeooo:paragraph-rsid="002f01d5" style:font-weight-asian="normal" style:font-weight-complex="normal"/>
    </style:style>
    <style:style style:name="P71" style:family="paragraph" style:parent-style-name="Standard" style:list-style-name="L13">
      <style:text-properties fo:font-weight="normal" officeooo:rsid="0021456d" officeooo:paragraph-rsid="002f01d5" style:font-weight-asian="normal" style:font-weight-complex="normal"/>
    </style:style>
    <style:style style:name="P72" style:family="paragraph" style:parent-style-name="Standard" style:list-style-name="L1">
      <style:text-properties fo:font-weight="normal" officeooo:rsid="0021456d" officeooo:paragraph-rsid="003a4319" style:font-weight-asian="normal" style:font-weight-complex="normal"/>
    </style:style>
    <style:style style:name="P73" style:family="paragraph" style:parent-style-name="Standard" style:list-style-name="L1">
      <style:text-properties fo:font-weight="normal" officeooo:rsid="0021456d" officeooo:paragraph-rsid="002bdf58" style:font-weight-asian="normal" style:font-weight-complex="normal"/>
    </style:style>
    <style:style style:name="P74" style:family="paragraph" style:parent-style-name="Standard" style:list-style-name="L1">
      <style:text-properties fo:font-weight="normal" officeooo:rsid="0021456d" officeooo:paragraph-rsid="0021456d" style:font-weight-asian="normal" style:font-weight-complex="normal"/>
    </style:style>
    <style:style style:name="P75" style:family="paragraph" style:parent-style-name="Standard" style:list-style-name="L27">
      <style:text-properties fo:font-weight="normal" officeooo:rsid="0021456d" officeooo:paragraph-rsid="0021456d" style:font-weight-asian="normal" style:font-weight-complex="normal"/>
    </style:style>
    <style:style style:name="P76" style:family="paragraph" style:parent-style-name="Standard" style:list-style-name="L28">
      <style:text-properties fo:font-weight="normal" officeooo:rsid="0021456d" officeooo:paragraph-rsid="0021456d" style:font-weight-asian="normal" style:font-weight-complex="normal"/>
    </style:style>
    <style:style style:name="P77" style:family="paragraph" style:parent-style-name="Standard" style:list-style-name="L28">
      <style:text-properties fo:font-weight="normal" officeooo:rsid="0021456d" officeooo:paragraph-rsid="002f01d5" style:font-weight-asian="normal" style:font-weight-complex="normal"/>
    </style:style>
    <style:style style:name="P78" style:family="paragraph" style:parent-style-name="Standard" style:list-style-name="L34">
      <style:text-properties fo:font-weight="normal" officeooo:rsid="0021456d" officeooo:paragraph-rsid="002f01d5" style:font-weight-asian="normal" style:font-weight-complex="normal"/>
    </style:style>
    <style:style style:name="P79" style:family="paragraph" style:parent-style-name="Standard" style:list-style-name="L37">
      <style:text-properties fo:font-weight="normal" officeooo:rsid="0021456d" officeooo:paragraph-rsid="002f01d5" style:font-weight-asian="normal" style:font-weight-complex="normal"/>
    </style:style>
    <style:style style:name="P80" style:family="paragraph" style:parent-style-name="Standard" style:list-style-name="L1">
      <style:text-properties fo:font-weight="normal" officeooo:rsid="002c2af1" officeooo:paragraph-rsid="002c2af1" style:font-weight-asian="normal" style:font-weight-complex="normal"/>
    </style:style>
    <style:style style:name="P81" style:family="paragraph" style:parent-style-name="Standard" style:list-style-name="L1">
      <style:text-properties fo:font-weight="normal" officeooo:rsid="002c2af1" officeooo:paragraph-rsid="003317ec" style:font-weight-asian="normal" style:font-weight-complex="normal"/>
    </style:style>
    <style:style style:name="P82" style:family="paragraph" style:parent-style-name="Standard" style:list-style-name="L28">
      <style:text-properties fo:font-weight="normal" officeooo:rsid="002c2af1" officeooo:paragraph-rsid="00355e54" style:font-weight-asian="normal" style:font-weight-complex="normal"/>
    </style:style>
    <style:style style:name="P83" style:family="paragraph" style:parent-style-name="Standard" style:list-style-name="L16">
      <style:text-properties fo:font-weight="normal" officeooo:rsid="003317ec" officeooo:paragraph-rsid="003317ec" style:font-weight-asian="normal" style:font-weight-complex="normal"/>
    </style:style>
    <style:style style:name="P84" style:family="paragraph" style:parent-style-name="Standard" style:list-style-name="L23">
      <style:text-properties fo:font-weight="normal" officeooo:rsid="002bbb2f" officeooo:paragraph-rsid="003a4319" style:font-weight-asian="normal" style:font-weight-complex="normal"/>
    </style:style>
    <style:style style:name="P85" style:family="paragraph" style:parent-style-name="Standard" style:list-style-name="L35">
      <style:text-properties fo:font-weight="normal" officeooo:rsid="002bbb2f" officeooo:paragraph-rsid="002bbb2f" style:font-weight-asian="normal" style:font-weight-complex="normal"/>
    </style:style>
    <style:style style:name="P86" style:family="paragraph" style:parent-style-name="Standard" style:list-style-name="L23">
      <style:text-properties fo:font-weight="normal" officeooo:rsid="002a6def" officeooo:paragraph-rsid="003a4319" style:font-weight-asian="normal" style:font-weight-complex="normal"/>
    </style:style>
    <style:style style:name="P87" style:family="paragraph" style:parent-style-name="Standard" style:list-style-name="L35">
      <style:text-properties fo:font-weight="normal" officeooo:rsid="002a6def" officeooo:paragraph-rsid="002bdf58" style:font-weight-asian="normal" style:font-weight-complex="normal"/>
    </style:style>
    <style:style style:name="P88" style:family="paragraph" style:parent-style-name="Standard" style:list-style-name="L1">
      <style:text-properties fo:font-weight="normal" officeooo:rsid="003626cc" officeooo:paragraph-rsid="003a4319" style:font-weight-asian="normal" style:font-weight-complex="normal"/>
    </style:style>
    <style:style style:name="P89" style:family="paragraph" style:parent-style-name="Standard" style:list-style-name="L1">
      <style:text-properties fo:font-weight="normal" officeooo:rsid="003626cc" officeooo:paragraph-rsid="003626cc" style:font-weight-asian="normal" style:font-weight-complex="normal"/>
    </style:style>
    <style:style style:name="P90" style:family="paragraph" style:parent-style-name="Standard" style:list-style-name="L1">
      <style:text-properties fo:font-weight="normal" officeooo:rsid="002e7201" officeooo:paragraph-rsid="003a4319" style:font-weight-asian="normal" style:font-weight-complex="normal"/>
    </style:style>
    <style:style style:name="P91" style:family="paragraph" style:parent-style-name="Standard" style:list-style-name="L1">
      <style:text-properties fo:font-weight="normal" officeooo:rsid="002e7201" officeooo:paragraph-rsid="003626cc" style:font-weight-asian="normal" style:font-weight-complex="normal"/>
    </style:style>
    <style:style style:name="P92" style:family="paragraph" style:parent-style-name="Standard" style:list-style-name="L28">
      <style:text-properties fo:font-weight="normal" officeooo:rsid="001f0dd6" officeooo:paragraph-rsid="00355e54" style:font-weight-asian="normal" style:font-weight-complex="normal"/>
    </style:style>
    <style:style style:name="P93" style:family="paragraph" style:parent-style-name="Standard" style:list-style-name="L29">
      <style:text-properties fo:font-weight="normal" officeooo:rsid="001f0dd6" officeooo:paragraph-rsid="00387cc5" style:font-weight-asian="normal" style:font-weight-complex="normal"/>
    </style:style>
    <style:style style:name="P94" style:family="paragraph" style:parent-style-name="Standard" style:list-style-name="L1">
      <style:text-properties fo:font-weight="normal" officeooo:rsid="00387cc5" officeooo:paragraph-rsid="00387cc5" style:font-weight-asian="normal" style:font-weight-complex="normal"/>
    </style:style>
    <style:style style:name="P95" style:family="paragraph" style:parent-style-name="Standard" style:list-style-name="L1">
      <style:text-properties fo:font-weight="normal" officeooo:rsid="002d943e" officeooo:paragraph-rsid="002d943e" style:font-weight-asian="normal" style:font-weight-complex="normal"/>
    </style:style>
    <style:style style:name="P96" style:family="paragraph" style:parent-style-name="Standard" style:list-style-name="L35">
      <style:text-properties fo:font-weight="normal" officeooo:rsid="0022778d" officeooo:paragraph-rsid="0022778d" style:font-weight-asian="normal" style:font-weight-complex="normal"/>
    </style:style>
    <style:style style:name="P97" style:family="paragraph" style:parent-style-name="Standard" style:list-style-name="L35">
      <style:text-properties fo:font-weight="normal" officeooo:rsid="0026fc3e" officeooo:paragraph-rsid="0026fc3e" style:font-weight-asian="normal" style:font-weight-complex="normal"/>
    </style:style>
    <style:style style:name="P98" style:family="paragraph" style:parent-style-name="Standard" style:list-style-name="L1">
      <style:text-properties fo:font-weight="bold" officeooo:rsid="001af1e0" officeooo:paragraph-rsid="001af1e0" style:font-weight-asian="bold" style:font-weight-complex="bold"/>
    </style:style>
    <style:style style:name="P99" style:family="paragraph" style:parent-style-name="Standard" style:list-style-name="L1">
      <style:text-properties fo:font-weight="bold" officeooo:rsid="001b79f7" officeooo:paragraph-rsid="001b79f7" style:font-weight-asian="bold" style:font-weight-complex="bold"/>
    </style:style>
    <style:style style:name="P100" style:family="paragraph" style:parent-style-name="Standard" style:list-style-name="L1">
      <style:text-properties fo:font-weight="bold" officeooo:rsid="001b79f7" officeooo:paragraph-rsid="002f7837" style:font-weight-asian="bold" style:font-weight-complex="bold"/>
    </style:style>
    <style:style style:name="P101" style:family="paragraph" style:parent-style-name="Standard" style:list-style-name="L1">
      <style:text-properties fo:font-weight="bold" officeooo:rsid="001b79f7" officeooo:paragraph-rsid="0026d4e8" style:font-weight-asian="bold" style:font-weight-complex="bold"/>
    </style:style>
    <style:style style:name="P102" style:family="paragraph" style:parent-style-name="Standard" style:list-style-name="L1">
      <style:text-properties fo:font-weight="bold" officeooo:rsid="001b79f7" officeooo:paragraph-rsid="0022778d" style:font-weight-asian="bold" style:font-weight-complex="bold"/>
    </style:style>
    <style:style style:name="P103" style:family="paragraph" style:parent-style-name="Standard" style:list-style-name="L1">
      <style:text-properties fo:font-weight="bold" officeooo:rsid="001b79f7" officeooo:paragraph-rsid="00381166" style:font-weight-asian="bold" style:font-weight-complex="bold"/>
    </style:style>
    <style:style style:name="P104" style:family="paragraph" style:parent-style-name="Standard" style:list-style-name="L1">
      <style:text-properties fo:font-weight="bold" officeooo:rsid="001b79f7" officeooo:paragraph-rsid="003a4319" style:font-weight-asian="bold" style:font-weight-complex="bold"/>
    </style:style>
    <style:style style:name="P105" style:family="paragraph" style:parent-style-name="Standard" style:list-style-name="L1">
      <style:text-properties fo:font-weight="bold" officeooo:rsid="001b79f7" officeooo:paragraph-rsid="0021456d" style:font-weight-asian="bold" style:font-weight-complex="bold"/>
    </style:style>
    <style:style style:name="P106" style:family="paragraph" style:parent-style-name="Standard" style:list-style-name="L1">
      <style:text-properties fo:font-weight="bold" officeooo:rsid="001b79f7" officeooo:paragraph-rsid="00387cc5" style:font-weight-asian="bold" style:font-weight-complex="bold"/>
    </style:style>
    <style:style style:name="P107" style:family="paragraph" style:parent-style-name="Standard" style:list-style-name="L1">
      <style:text-properties fo:font-weight="bold" officeooo:rsid="001b79f7" officeooo:paragraph-rsid="002bdf58" style:font-weight-asian="bold" style:font-weight-complex="bold"/>
    </style:style>
    <style:style style:name="P108" style:family="paragraph" style:parent-style-name="Standard" style:list-style-name="L1">
      <style:text-properties fo:font-weight="bold" officeooo:rsid="0022778d" officeooo:paragraph-rsid="00251400" style:font-weight-asian="bold" style:font-weight-complex="bold"/>
    </style:style>
    <style:style style:name="P109" style:family="paragraph" style:parent-style-name="Standard" style:list-style-name="L2">
      <style:text-properties officeooo:paragraph-rsid="001b79f7"/>
    </style:style>
    <style:style style:name="P110" style:family="paragraph" style:parent-style-name="Standard" style:list-style-name="L11">
      <style:text-properties officeooo:paragraph-rsid="0026d4e8"/>
    </style:style>
    <style:style style:name="P111" style:family="paragraph" style:parent-style-name="Standard" style:list-style-name="L1">
      <style:text-properties officeooo:rsid="002bdf58" officeooo:paragraph-rsid="002bdf58"/>
    </style:style>
    <style:style style:name="P112" style:family="paragraph" style:parent-style-name="Standard" style:list-style-name="L13">
      <style:text-properties officeooo:rsid="002bdf58" officeooo:paragraph-rsid="002f94aa"/>
    </style:style>
    <style:style style:name="P113" style:family="paragraph" style:parent-style-name="Standard" style:list-style-name="L13">
      <style:text-properties officeooo:paragraph-rsid="0022778d"/>
    </style:style>
    <style:style style:name="P114" style:family="paragraph" style:parent-style-name="Standard" style:list-style-name="L13">
      <style:text-properties officeooo:paragraph-rsid="002f94aa"/>
    </style:style>
    <style:style style:name="P115" style:family="paragraph" style:parent-style-name="Standard" style:list-style-name="L13">
      <style:text-properties officeooo:rsid="0022778d" officeooo:paragraph-rsid="0022778d"/>
    </style:style>
    <style:style style:name="P116" style:family="paragraph" style:parent-style-name="Standard" style:list-style-name="L13">
      <style:text-properties officeooo:rsid="002f94aa" officeooo:paragraph-rsid="002f94aa"/>
    </style:style>
    <style:style style:name="P117" style:family="paragraph" style:parent-style-name="Standard" style:list-style-name="L16">
      <style:text-properties officeooo:rsid="00241517" officeooo:paragraph-rsid="00241517"/>
    </style:style>
    <style:style style:name="P118" style:family="paragraph" style:parent-style-name="Standard" style:list-style-name="L16">
      <style:text-properties officeooo:rsid="003317ec" officeooo:paragraph-rsid="003317ec"/>
    </style:style>
    <style:style style:name="P119" style:family="paragraph" style:parent-style-name="Standard" style:list-style-name="L19">
      <style:text-properties officeooo:paragraph-rsid="00381166"/>
    </style:style>
    <style:style style:name="P120" style:family="paragraph" style:parent-style-name="Standard" style:list-style-name="L20">
      <style:text-properties officeooo:paragraph-rsid="00381166"/>
    </style:style>
    <style:style style:name="P121" style:family="paragraph" style:parent-style-name="Standard" style:list-style-name="L23">
      <style:text-properties officeooo:paragraph-rsid="003a4319"/>
    </style:style>
    <style:style style:name="P122" style:family="paragraph" style:parent-style-name="Standard" style:list-style-name="L24">
      <style:text-properties officeooo:paragraph-rsid="003a4319"/>
    </style:style>
    <style:style style:name="P123" style:family="paragraph" style:parent-style-name="Standard" style:list-style-name="L25">
      <style:text-properties officeooo:paragraph-rsid="003a4319"/>
    </style:style>
    <style:style style:name="P124" style:family="paragraph" style:parent-style-name="Standard" style:list-style-name="L25">
      <style:text-properties officeooo:rsid="003a4319" officeooo:paragraph-rsid="003a4319"/>
    </style:style>
    <style:style style:name="P125" style:family="paragraph" style:parent-style-name="Standard" style:list-style-name="L26">
      <style:text-properties officeooo:paragraph-rsid="003a4319"/>
    </style:style>
    <style:style style:name="P126" style:family="paragraph" style:parent-style-name="Standard" style:list-style-name="L28">
      <style:text-properties officeooo:paragraph-rsid="0021456d"/>
    </style:style>
    <style:style style:name="P127" style:family="paragraph" style:parent-style-name="Standard" style:list-style-name="L30">
      <style:text-properties officeooo:paragraph-rsid="00387cc5"/>
    </style:style>
    <style:style style:name="P128" style:family="paragraph" style:parent-style-name="Standard" style:list-style-name="L31">
      <style:text-properties officeooo:paragraph-rsid="00387cc5"/>
    </style:style>
    <style:style style:name="P129" style:family="paragraph" style:parent-style-name="Standard" style:list-style-name="L32">
      <style:text-properties officeooo:paragraph-rsid="00387cc5"/>
    </style:style>
    <style:style style:name="P130" style:family="paragraph" style:parent-style-name="Standard" style:list-style-name="L33">
      <style:text-properties officeooo:paragraph-rsid="002bdf58"/>
    </style:style>
    <style:style style:name="P131" style:family="paragraph" style:parent-style-name="Standard" style:list-style-name="L36">
      <style:text-properties officeooo:paragraph-rsid="0021456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79f7" style:font-weight-asian="normal" style:font-weight-complex="normal"/>
    </style:style>
    <style:style style:name="T3" style:family="text">
      <style:text-properties fo:font-weight="normal" officeooo:rsid="001f0dd6" style:font-weight-asian="normal" style:font-weight-complex="normal"/>
    </style:style>
    <style:style style:name="T4" style:family="text">
      <style:text-properties fo:font-weight="normal" officeooo:rsid="0021456d" style:font-weight-asian="normal" style:font-weight-complex="normal"/>
    </style:style>
    <style:style style:name="T5" style:family="text">
      <style:text-properties fo:font-weight="normal" officeooo:rsid="0022778d" style:font-weight-asian="normal" style:font-weight-complex="normal"/>
    </style:style>
    <style:style style:name="T6" style:family="text">
      <style:text-properties fo:font-weight="normal" officeooo:rsid="001dbc6f" style:font-weight-asian="normal" style:font-weight-complex="normal"/>
    </style:style>
    <style:style style:name="T7" style:family="text">
      <style:text-properties fo:font-weight="normal" officeooo:rsid="0026aa2c" style:font-weight-asian="normal" style:font-weight-complex="normal"/>
    </style:style>
    <style:style style:name="T8" style:family="text">
      <style:text-properties fo:font-weight="normal" officeooo:rsid="0026d4e8" style:font-weight-asian="normal" style:font-weight-complex="normal"/>
    </style:style>
    <style:style style:name="T9" style:family="text">
      <style:text-properties fo:font-weight="normal" officeooo:rsid="0026fc3e" style:font-weight-asian="normal" style:font-weight-complex="normal"/>
    </style:style>
    <style:style style:name="T10" style:family="text">
      <style:text-properties fo:font-weight="normal" officeooo:rsid="002bdf58" style:font-weight-asian="normal" style:font-weight-complex="normal"/>
    </style:style>
    <style:style style:name="T11" style:family="text">
      <style:text-properties fo:font-weight="normal" officeooo:rsid="002f01d5" style:font-weight-asian="normal" style:font-weight-complex="normal"/>
    </style:style>
    <style:style style:name="T12" style:family="text">
      <style:text-properties fo:font-weight="normal" officeooo:rsid="002f94aa" style:font-weight-asian="normal" style:font-weight-complex="normal"/>
    </style:style>
    <style:style style:name="T13" style:family="text">
      <style:text-properties fo:font-weight="normal" officeooo:rsid="003317ec" style:font-weight-asian="normal" style:font-weight-complex="normal"/>
    </style:style>
    <style:style style:name="T14" style:family="text">
      <style:text-properties fo:font-weight="normal" officeooo:rsid="0033db2c" style:font-weight-asian="normal" style:font-weight-complex="normal"/>
    </style:style>
    <style:style style:name="T15" style:family="text">
      <style:text-properties fo:font-weight="normal" officeooo:rsid="002e7201" style:font-weight-asian="normal" style:font-weight-complex="normal"/>
    </style:style>
    <style:style style:name="T16" style:family="text">
      <style:text-properties fo:font-weight="normal" officeooo:rsid="00381166" style:font-weight-asian="normal" style:font-weight-complex="normal"/>
    </style:style>
    <style:style style:name="T17" style:family="text">
      <style:text-properties fo:font-weight="normal" officeooo:rsid="00387cc5" style:font-weight-asian="normal" style:font-weight-complex="normal"/>
    </style:style>
    <style:style style:name="T18" style:family="text">
      <style:text-properties fo:font-weight="normal" officeooo:rsid="003626cc" style:font-weight-asian="normal" style:font-weight-complex="normal"/>
    </style:style>
    <style:style style:name="T19" style:family="text">
      <style:text-properties fo:font-weight="normal" officeooo:rsid="002bbb2f" style:font-weight-asian="normal" style:font-weight-complex="normal"/>
    </style:style>
    <style:style style:name="T20" style:family="text">
      <style:text-properties fo:font-weight="normal" officeooo:rsid="003a4319" style:font-weight-asian="normal" style:font-weight-complex="normal"/>
    </style:style>
    <style:style style:name="T21" style:family="text">
      <style:text-properties fo:font-weight="normal" officeooo:rsid="0047c10c" style:font-weight-asian="normal" style:font-weight-complex="normal"/>
    </style:style>
    <style:style style:name="T22" style:family="text">
      <style:text-properties officeooo:rsid="001b79f7"/>
    </style:style>
    <style:style style:name="T23" style:family="text">
      <style:text-properties officeooo:rsid="001bed6d"/>
    </style:style>
    <style:style style:name="T24" style:family="text">
      <style:text-properties officeooo:rsid="001dbc6f"/>
    </style:style>
    <style:style style:name="T25" style:family="text">
      <style:text-properties officeooo:rsid="001f0dd6"/>
    </style:style>
    <style:style style:name="T26" style:family="text">
      <style:text-properties officeooo:rsid="0021456d"/>
    </style:style>
    <style:style style:name="T27" style:family="text">
      <style:text-properties officeooo:rsid="0022778d"/>
    </style:style>
    <style:style style:name="T28" style:family="text">
      <style:text-properties officeooo:rsid="00241517"/>
    </style:style>
    <style:style style:name="T29" style:family="text">
      <style:text-properties officeooo:rsid="0026aa2c"/>
    </style:style>
    <style:style style:name="T30" style:family="text">
      <style:text-properties officeooo:rsid="0026d4e8"/>
    </style:style>
    <style:style style:name="T31" style:family="text">
      <style:text-properties officeooo:rsid="002bbb2f"/>
    </style:style>
    <style:style style:name="T32" style:family="text">
      <style:text-properties officeooo:rsid="002bdf58"/>
    </style:style>
    <style:style style:name="T33" style:family="text">
      <style:text-properties officeooo:rsid="002c3c67"/>
    </style:style>
    <style:style style:name="T34" style:family="text">
      <style:text-properties officeooo:rsid="002e7201"/>
    </style:style>
    <style:style style:name="T35" style:family="text">
      <style:text-properties officeooo:rsid="002f01d5"/>
    </style:style>
    <style:style style:name="T36" style:family="text">
      <style:text-properties officeooo:rsid="002f7837"/>
    </style:style>
    <style:style style:name="T37" style:family="text">
      <style:text-properties officeooo:rsid="002f94aa"/>
    </style:style>
    <style:style style:name="T38" style:family="text">
      <style:text-properties officeooo:rsid="00312cbd"/>
    </style:style>
    <style:style style:name="T39" style:family="text">
      <style:text-properties officeooo:rsid="003317ec"/>
    </style:style>
    <style:style style:name="T40" style:family="text">
      <style:text-properties officeooo:rsid="003408b2"/>
    </style:style>
    <style:style style:name="T41" style:family="text">
      <style:text-properties officeooo:rsid="00355e54"/>
    </style:style>
    <style:style style:name="T42" style:family="text">
      <style:text-properties officeooo:rsid="003626cc"/>
    </style:style>
    <style:style style:name="T43" style:family="text">
      <style:text-properties officeooo:rsid="0036b002"/>
    </style:style>
    <style:style style:name="T44" style:family="text">
      <style:text-properties officeooo:rsid="00381166"/>
    </style:style>
    <style:style style:name="T45" style:family="text">
      <style:text-properties officeooo:rsid="00387cc5"/>
    </style:style>
    <style:style style:name="T46" style:family="text">
      <style:text-properties officeooo:rsid="003a4319"/>
    </style:style>
    <style:style style:name="T47" style:family="text">
      <style:text-properties officeooo:rsid="003d6b4d"/>
    </style:style>
    <style:style style:name="T48" style:family="text">
      <style:text-properties officeooo:rsid="0043a25f"/>
    </style:style>
    <style:style style:name="T49" style:family="text">
      <style:text-properties officeooo:rsid="0047f0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33464556321457671" text:style-name="L1">
        <text:list-header>
          <text:p text:style-name="P10">Roles- Admin, Manager and Employee</text:p>
          <text:p text:style-name="P98"/>
        </text:list-header>
        <text:list-item>
          <text:p text:style-name="P98"><text:span text:style-name="T47">POST</text:span> /projects</text:p>
          <text:p text:style-name="P21">DESCRIPTION: Admin creates a new project</text:p>
          <text:p text:style-name="P21">PARAMETERS:</text:p>
        </text:list-item>
      </text:list>
      <text:list xml:id="list7562179570327109385" text:style-name="L2">
        <text:list-item>
          <text:p text:style-name="P109"><text:span text:style-name="T5">n</text:span><text:span text:style-name="T2">ame (String)- The name of the project</text:span></text:p>
        </text:list-item>
        <text:list-item>
          <text:p text:style-name="P109"><text:span text:style-name="T5">c</text:span><text:span text:style-name="T2">lient</text:span><text:span text:style-name="T11">s</text:span><text:span text:style-name="T2"> (String)- The client</text:span><text:span text:style-name="T11">s</text:span><text:span text:style-name="T2"> of the project</text:span></text:p>
        </text:list-item>
      </text:list>
      <text:list xml:id="list120644207006150" text:continue-list="list6033464556321457671" text:style-name="L1">
        <text:list-header>
          <text:p text:style-name="P22">RESPONSE:</text:p>
        </text:list-header>
      </text:list>
      <text:list xml:id="list3472292976305163084" text:style-name="L3">
        <text:list-item>
          <text:p text:style-name="P31">Success Status: 201- Store the project in Project model</text:p>
        </text:list-item>
      </text:list>
      <text:list xml:id="list120644628467711" text:continue-list="list120644207006150" text:style-name="L1">
        <text:list-item>
          <text:list>
            <text:list-item>
              <text:list>
                <text:list-header>
                  <text:p text:style-name="P36">Return<text:span text:style-name="T29">s</text:span> the project</text:p>
                  <text:p text:style-name="P22">Example-</text:p>
                  <text:p text:style-name="P22">{</text:p>
                  <text:list>
                    <text:list-header>
                      <text:p text:style-name="P22">“name”: “ABC Shopping Cart”,</text:p>
                      <text:p text:style-name="P22">“client<text:span text:style-name="T35">s</text:span>”: <text:span text:style-name="T35">[</text:span>“XYZ”, “<text:span text:style-name="T35">ABC</text:span>”<text:span text:style-name="T35">]</text:span>,</text:p>
                      <text:p text:style-name="P99"><text:span text:style-name="T1">“</text:span><text:span text:style-name="T7">manager</text:span><text:span text:style-name="T11">s</text:span><text:span text:style-name="T7">”: </text:span><text:span text:style-name="T11">[],</text:span></text:p>
                      <text:p text:style-name="P99"><text:span text:style-name="T11">“</text:span><text:span text:style-name="T12">employees</text:span><text:span text:style-name="T11">”: </text:span><text:span text:style-name="T12">[]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2">}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list xml:id="list5404902385828016680" text:style-name="L4">
        <text:list-item>
          <text:p text:style-name="P32">Error Status <text:span text:style-name="T35">&amp; Message</text:span>: </text:p>
          <text:list>
            <text:list-item>
              <text:p text:style-name="P32">401- <text:span text:style-name="T35">You are not authorized to perform this action</text:span> </text:p>
            </text:list-item>
            <text:list-item>
              <text:p text:style-name="P32">500- <text:span text:style-name="T35">Internal server error</text:span></text:p>
            </text:list-item>
          </text:list>
        </text:list-item>
      </text:list>
      <text:list xml:id="list120643977135692" text:continue-list="list120644628467711" text:style-name="L1">
        <text:list-header>
          <text:p text:style-name="P22"/>
        </text:list-header>
        <text:list-item>
          <text:p text:style-name="P99"><text:span text:style-name="T47">GET</text:span> /<text:span text:style-name="T23">projects</text:span></text:p>
          <text:p text:style-name="P22">DESCRIPTION: <text:span text:style-name="T23">Admin views the complete list of projects or managers/employees view the projects alloted to them</text:span></text:p>
          <text:p text:style-name="P22">RESPONSE: </text:p>
        </text:list-item>
      </text:list>
      <text:list xml:id="list995233705042610111" text:style-name="L5">
        <text:list-item>
          <text:p text:style-name="P58">Success Status: 200 OK</text:p>
          <text:p text:style-name="P39">Return<text:span text:style-name="T29">s</text:span> list of projects</text:p>
          <text:p text:style-name="P14">Example:</text:p>
          <text:p text:style-name="P14">[</text:p>
          <text:list>
            <text:list-header>
              <text:p text:style-name="P33">{</text:p>
              <text:list>
                <text:list-header>
                  <text:p text:style-name="P33">“name”: “ABC Shopping Cart”,</text:p>
                  <text:p text:style-name="P33">“clients”: [“XYZ”, “ABC”],</text:p>
                  <text:p text:style-name="P14"><text:span text:style-name="T22">“manager</text:span>s<text:span text:style-name="T29">”: </text:span>[<text:span text:style-name="T29">“AJH892742”</text:span>],</text:p>
                  <text:p text:style-name="P14">“<text:span text:style-name="T38">employees</text:span>”: <text:span text:style-name="T38">[“Joi859”, “wEl07”]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">}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  <text:p text:style-name="P33">{</text:p>
              <text:list text:continue-numbering="true">
                <text:list-header>
                  <text:p text:style-name="P14"><text:span text:style-name="T22">“name”: “</text:span>SD chatroom<text:span text:style-name="T22">”,</text:span></text:p>
                  <text:p text:style-name="P33">“clients”: [“ABC”],</text:p>
                  <text:p text:style-name="P14"><text:span text:style-name="T22">“manager</text:span>s<text:span text:style-name="T29">”: </text:span>[<text:span text:style-name="T29">“Aj</text:span>jks8<text:span text:style-name="T29">274”, “</text:span>Iue34qx<text:span text:style-name="T29">”</text:span>],</text:p>
                  <text:p text:style-name="P14">“<text:span text:style-name="T38">employees</text:span>”: <text:span text:style-name="T38">[]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">}</text:p>
                                              <text:p text:style-name="P14"><text:tab/>]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  <text:list-item>
          <text:p text:style-name="P59">Error Status <text:span text:style-name="T35">&amp; Message</text:span>: </text:p>
          <text:list>
            <text:list-item>
              <text:p text:style-name="P33">401- You are not authorized to perform this action </text:p>
            </text:list-item>
            <text:list-item>
              <text:p text:style-name="P33">500- Internal server error</text:p>
            </text:list-item>
          </text:list>
        </text:list-item>
      </text:list>
      <text:list xml:id="list120643999477781" text:continue-list="list120643977135692" text:style-name="L1">
        <text:list-header>
          <text:p text:style-name="P22"/>
        </text:list-header>
        <text:list-item>
          <text:p text:style-name="P99"><text:span text:style-name="T47">DELETE</text:span> /<text:span text:style-name="T24">projects/:projectId</text:span></text:p>
          <text:p text:style-name="P22">DESCRIPTION: <text:span text:style-name="T24">Admin deletes a project </text:span></text:p>
          <text:p text:style-name="P22">RESPONSE:</text:p>
        </text:list-item>
      </text:list>
      <text:list xml:id="list6628536677405640318" text:style-name="L6">
        <text:list-item>
          <text:p text:style-name="P40">Success Status: 20<text:span text:style-name="T44">4</text:span> </text:p>
          <text:p text:style-name="P15">Success message- Project deleted successfully</text:p>
        </text:list-item>
        <text:list-item>
          <text:p text:style-name="P41"><text:soft-page-break/><text:span text:style-name="T22">Error Status &amp; Message</text:span>: </text:p>
          <text:list>
            <text:list-item>
              <text:p text:style-name="P41">401- <text:span text:style-name="T22">You are not authorized to perform this action</text:span></text:p>
            </text:list-item>
            <text:list-item>
              <text:p text:style-name="P15">404- This project does not exist</text:p>
            </text:list-item>
            <text:list-item>
              <text:p text:style-name="P41">500- <text:span text:style-name="T35">Internal server error</text:span></text:p>
            </text:list-item>
          </text:list>
        </text:list-item>
      </text:list>
      <text:list xml:id="list120643942743209" text:continue-list="list120643999477781" text:style-name="L1">
        <text:list-header>
          <text:p text:style-name="P22"/>
        </text:list-header>
        <text:list-item>
          <text:p text:style-name="P99"><text:span text:style-name="T47">PATCH</text:span> /<text:span text:style-name="T24">projects/:projectId</text:span></text:p>
          <text:p text:style-name="P23">DESCRIPTION: <text:span text:style-name="T36">Admin updates or modifies project details</text:span></text:p>
          <text:p text:style-name="P23">PARAMETERS:</text:p>
        </text:list-item>
      </text:list>
      <text:list xml:id="list4791847259317910642" text:style-name="L7">
        <text:list-item>
          <text:p text:style-name="P60">client (String)- optional</text:p>
        </text:list-item>
        <text:list-item>
          <text:p text:style-name="P60">manager (String)- optional</text:p>
        </text:list-item>
        <text:list-item>
          <text:p text:style-name="P61">employee (String)- optional</text:p>
        </text:list-item>
      </text:list>
      <text:list xml:id="list120645600729255" text:continue-list="list120643942743209" text:style-name="L1">
        <text:list-header>
          <text:p text:style-name="P23">RESPONSE:</text:p>
        </text:list-header>
      </text:list>
      <text:list xml:id="list677897385816650109" text:style-name="L8">
        <text:list-item>
          <text:p text:style-name="P42">Success Status: 200 OK</text:p>
        </text:list-item>
      </text:list>
      <text:list xml:id="list120643958977910" text:continue-list="list120645600729255" text:style-name="L1">
        <text:list-item>
          <text:list>
            <text:list-item>
              <text:list>
                <text:list-header>
                  <text:p text:style-name="P37">Return<text:span text:style-name="T29">s</text:span> a project</text:p>
                  <text:p text:style-name="P24">{</text:p>
                  <text:list>
                    <text:list-header>
                      <text:p text:style-name="P24">“name”: “ABC Shopping Cart”,</text:p>
                      <text:p text:style-name="P24">“client<text:span text:style-name="T35">s</text:span>”: <text:span text:style-name="T35">[</text:span>“<text:span text:style-name="T35">ABC</text:span>”<text:span text:style-name="T35">]</text:span>,</text:p>
                      <text:p text:style-name="P100"><text:span text:style-name="T1">“</text:span><text:span text:style-name="T7">manager</text:span><text:span text:style-name="T11">s</text:span><text:span text:style-name="T7">”: </text:span><text:span text:style-name="T11">[</text:span><text:span text:style-name="T7">“AJH892742”</text:span><text:span text:style-name="T11">],</text:span></text:p>
                      <text:p text:style-name="P100"><text:span text:style-name="T11">“</text:span><text:span text:style-name="T14">employees</text:span><text:span text:style-name="T11">”:</text:span><text:span text:style-name="T14">[“IU94”, “Ouw8”, “pO083”]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}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list xml:id="list3507682289888423284" text:style-name="L9">
        <text:list-item>
          <text:p text:style-name="P43"><text:span text:style-name="T22">Error Status &amp; Message:</text:span> </text:p>
          <text:list>
            <text:list-item>
              <text:p text:style-name="P43">401- <text:span text:style-name="T22">You are not authorized to perform this action</text:span></text:p>
            </text:list-item>
            <text:list-item>
              <text:p text:style-name="P44"><text:span text:style-name="T35">404- This project does not exist </text:span><text:s/></text:p>
            </text:list-item>
            <text:list-item>
              <text:p text:style-name="P43">500- <text:span text:style-name="T35">Internal server error</text:span></text:p>
            </text:list-item>
          </text:list>
          <text:p text:style-name="P45"/>
        </text:list-item>
      </text:list>
      <text:list xml:id="list120643746304621" text:continue-list="list120643958977910" text:style-name="L1">
        <text:list-item>
          <text:p text:style-name="P101"><text:span text:style-name="T47">POST</text:span> /<text:span text:style-name="T27">employees</text:span></text:p>
          <text:p text:style-name="P25">DESCRIPTION: <text:span text:style-name="T30">Admin enters a new employee</text:span> <text:s/></text:p>
          <text:p text:style-name="P63">PARAMETERS:</text:p>
        </text:list-item>
      </text:list>
      <text:list xml:id="list8663735050581061471" text:style-name="L10">
        <text:list-item>
          <text:p text:style-name="P64">name (String)</text:p>
        </text:list-item>
        <text:list-item>
          <text:p text:style-name="P64">emailId (String)</text:p>
        </text:list-item>
        <text:list-item>
          <text:p text:style-name="P64">role (String)</text:p>
        </text:list-item>
      </text:list>
      <text:list xml:id="list120644621141895" text:continue-list="list120643746304621" text:style-name="L1">
        <text:list-header>
          <text:p text:style-name="P25">RESPONSE:</text:p>
        </text:list-header>
      </text:list>
      <text:list xml:id="list1148107570269356098" text:style-name="L11">
        <text:list-item>
          <text:p text:style-name="P110"><text:span text:style-name="T4">Success Status: </text:span><text:span text:style-name="T5">20</text:span><text:span text:style-name="T9">1- Store in employee model</text:span></text:p>
        </text:list-item>
      </text:list>
      <text:list xml:id="list120645688299149" text:continue-list="list120644621141895" text:style-name="L1">
        <text:list-item>
          <text:list>
            <text:list-item>
              <text:list>
                <text:list-header>
                  <text:p text:style-name="P7"><text:span text:style-name="T5">Return</text:span><text:span text:style-name="T7">s</text:span><text:span text:style-name="T5"> </text:span><text:span text:style-name="T8">an</text:span><text:span text:style-name="T5"> </text:span><text:span text:style-name="T8">e</text:span><text:span text:style-name="T5">mployee</text:span></text:p>
                  <text:p text:style-name="P111"><text:span text:style-name="T5">E</text:span><text:span text:style-name="T1">xample:</text:span></text:p>
                  <text:p text:style-name="P65">{</text:p>
                  <text:list>
                    <text:list-header>
                      <text:p text:style-name="P65">“name”: “John”,</text:p>
                      <text:p text:style-name="P111"><text:span text:style-name="T1">“emailId”: “</text:span><text:a xlink:type="simple" xlink:href="mailto:john@techracers.com"><text:span text:style-name="T1">john@techracers.com</text:span></text:a><text:span text:style-name="T1">”,</text:span></text:p>
                      <text:p text:style-name="P66">“role”: “Manager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6">}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list xml:id="list7170760683614928710" text:style-name="L12">
        <text:list-item>
          <text:p text:style-name="P70"><text:span text:style-name="T22">Error Status &amp; Message</text:span>: </text:p>
          <text:list>
            <text:list-item>
              <text:p text:style-name="P34">401- You are not authorized to perform this action </text:p>
            </text:list-item>
            <text:list-item>
              <text:p text:style-name="P34">500- Internal server error</text:p>
            </text:list-item>
          </text:list>
        </text:list-item>
      </text:list>
      <text:list xml:id="list120644228319010" text:continue-list="list120645688299149" text:style-name="L1">
        <text:list-header>
          <text:p text:style-name="P102"/>
        </text:list-header>
        <text:list-item>
          <text:p text:style-name="P102"><text:span text:style-name="T47">GET</text:span> /<text:span text:style-name="T27">employees</text:span></text:p>
          <text:p text:style-name="P23">DESCRIPTION: <text:span text:style-name="T43">Admin views the list of all employees</text:span> <text:span text:style-name="T48">or manager views the list of the sub-ordinate employees</text:span> </text:p>
          <text:p text:style-name="P23">RESPONSE:</text:p>
        </text:list-item>
      </text:list>
      <text:list xml:id="list2499237917232883738" text:style-name="L13">
        <text:list-item>
          <text:p text:style-name="P113"><text:span text:style-name="T4">Success Status: </text:span><text:span text:style-name="T5">200 OK</text:span></text:p>
          <text:p text:style-name="P115"><text:span text:style-name="T1">Return</text:span><text:span text:style-name="T7">s</text:span><text:span text:style-name="T1"> list of Employees</text:span></text:p>
          <text:p text:style-name="P62">Example:</text:p>
          <text:list>
            <text:list-header>
              <text:p text:style-name="P116"><text:soft-page-break/><text:span text:style-name="T1">[</text:span><text:span text:style-name="T10">{</text:span></text:p>
              <text:list>
                <text:list-item>
                  <text:list>
                    <text:list-header>
                      <text:p text:style-name="P67">“name”: “John”,</text:p>
                      <text:p text:style-name="P112"><text:span text:style-name="T1">“emailId”: “</text:span><text:a xlink:type="simple" xlink:href="mailto:john@techracers.com"><text:span text:style-name="T1">john@techracers.com</text:span></text:a><text:span text:style-name="T1">”,</text:span></text:p>
                      <text:p text:style-name="P67">“role”: “Manager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7">},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  <text:p text:style-name="P67"><text:s/>{</text:p>
              <text:list>
                <text:list-item>
                  <text:list>
                    <text:list-header>
                      <text:p text:style-name="P67">“name”: “J<text:span text:style-name="T37">ackson</text:span>”,</text:p>
                      <text:p text:style-name="P114"><text:span text:style-name="T10">“emailId”: “j</text:span><text:span text:style-name="T12">ack</text:span><text:span text:style-name="T10">@techracers.com”,</text:span></text:p>
                      <text:p text:style-name="P67">“role”: “<text:span text:style-name="T37">Employee</text:span>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7">}<text:span text:style-name="T37">]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  <text:list-item>
          <text:p text:style-name="P71"><text:span text:style-name="T22">Error Status &amp; Message</text:span>: </text:p>
          <text:list>
            <text:list-item>
              <text:p text:style-name="P35">401- You are not authorized to perform this action </text:p>
            </text:list-item>
            <text:list-item>
              <text:p text:style-name="P35">500- Internal server error</text:p>
            </text:list-item>
          </text:list>
        </text:list-item>
      </text:list>
      <text:list xml:id="list120645013700625" text:continue-list="list120644228319010" text:style-name="L1">
        <text:list-header>
          <text:p text:style-name="P22"/>
        </text:list-header>
        <text:list-item>
          <text:p text:style-name="P101"><text:span text:style-name="T47">GET</text:span> /<text:span text:style-name="T27">employees/:employeeId</text:span></text:p>
          <text:p text:style-name="P7"><text:span text:style-name="T2">DESCRIPTION: </text:span><text:span text:style-name="T8">Admin </text:span><text:span text:style-name="T21">or manager</text:span><text:span text:style-name="T8"> views an employee with id=employeeId</text:span></text:p>
          <text:p text:style-name="P25">RESPONSE:</text:p>
        </text:list-item>
      </text:list>
      <text:list xml:id="list3572776398102188538" text:style-name="L14">
        <text:list-item>
          <text:p text:style-name="P46">Success Status: 200 OK</text:p>
        </text:list-item>
      </text:list>
      <text:list xml:id="list120644758245443" text:continue-list="list120645013700625" text:style-name="L1">
        <text:list-item>
          <text:list>
            <text:list-item>
              <text:list>
                <text:list-header>
                  <text:p text:style-name="P38">Return<text:span text:style-name="T29">s</text:span> a<text:span text:style-name="T28">n employee</text:span></text:p>
                  <text:p text:style-name="P80">Example:</text:p>
                  <text:p text:style-name="P80">{</text:p>
                  <text:list>
                    <text:list-header>
                      <text:p text:style-name="P80">“name”: “Jackson”,</text:p>
                      <text:p text:style-name="P80">“<text:span text:style-name="T37">emailId</text:span>”: “<text:span text:style-name="T37">jack@techracers.com</text:span>”</text:p>
                      <text:p text:style-name="P80">“role”: “<text:span text:style-name="T37">Employee</text:span>”,</text:p>
                      <text:p text:style-name="P80">“projects”:[“GJ8973”, “jhs89639”, “GY802ahe”]},</text:p>
                      <text:p text:style-name="P80">“manager”: “Jhks8975”,</text:p>
                      <text:p text:style-name="P80">“<text:span text:style-name="T40">subordinates</text:span>”: <text:span text:style-name="T40">[]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0">}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list xml:id="list8257669907570153862" text:style-name="L15">
        <text:list-item>
          <text:p text:style-name="P47"><text:span text:style-name="T22">Error Status &amp; Message</text:span>: </text:p>
          <text:list>
            <text:list-item>
              <text:p text:style-name="P48">401- <text:span text:style-name="T22">You are not authorized to perform this action</text:span></text:p>
            </text:list-item>
            <text:list-item>
              <text:p text:style-name="P16">404- The employee does not exist</text:p>
            </text:list-item>
            <text:list-item>
              <text:p text:style-name="P48">500- <text:span text:style-name="T35">Internal server error</text:span></text:p>
            </text:list-item>
          </text:list>
        </text:list-item>
      </text:list>
      <text:list xml:id="list120644550780495" text:continue-list="list120644758245443" text:style-name="L1">
        <text:list-header>
          <text:p text:style-name="P99"/>
        </text:list-header>
        <text:list-item>
          <text:p text:style-name="P99"><text:span text:style-name="T49">PATCH </text:span>/<text:span text:style-name="T27">employees/:employeeId</text:span></text:p>
          <text:p text:style-name="P23">DESCRIPTION: <text:span text:style-name="T33">Admin modifies emailId, role, projects, allot an employee to a manager or change manager of an employee or manager assigns a project to a sub-ordinate</text:span></text:p>
          <text:p text:style-name="P23">PARAMETERS:</text:p>
        </text:list-item>
      </text:list>
      <text:list xml:id="list8933805514595959027" text:style-name="L16">
        <text:list-item>
          <text:p text:style-name="P117"><text:span text:style-name="T13">emailId</text:span><text:span text:style-name="T1"> (String)- </text:span><text:span text:style-name="T10">optional</text:span></text:p>
        </text:list-item>
        <text:list-item>
          <text:p text:style-name="P118"><text:span text:style-name="T10">r</text:span><text:span text:style-name="T1">ole (String)- optional</text:span></text:p>
        </text:list-item>
        <text:list-item>
          <text:p text:style-name="P83">project (String)- optional</text:p>
        </text:list-item>
        <text:list-item>
          <text:p text:style-name="P83">manager (String)- optional</text:p>
        </text:list-item>
        <text:list-item>
          <text:p text:style-name="P83">subordinate (String)- optional</text:p>
        </text:list-item>
      </text:list>
      <text:list xml:id="list120643826043604" text:continue-list="list120644550780495" text:style-name="L1">
        <text:list-header>
          <text:p text:style-name="P23">RESPONSE:</text:p>
        </text:list-header>
      </text:list>
      <text:list xml:id="list8149082422105085371" text:style-name="L17">
        <text:list-item>
          <text:p text:style-name="P49">Success Status: 200 OK</text:p>
        </text:list-item>
      </text:list>
      <text:list xml:id="list120644463770093" text:continue-list="list120643826043604" text:style-name="L1">
        <text:list-item>
          <text:list>
            <text:list-item>
              <text:list>
                <text:list-header>
                  <text:p text:style-name="P81">{</text:p>
                  <text:list>
                    <text:list-header>
                      <text:p text:style-name="P81">“name”: “Jackson”,</text:p>
                      <text:p text:style-name="P81">“<text:span text:style-name="T37">emailId</text:span>”: “<text:span text:style-name="T37">jack@techracers.com</text:span>”</text:p>
                      <text:p text:style-name="P81">“role”: “<text:span text:style-name="T37">Employee</text:span>”,</text:p>
                      <text:p text:style-name="P81">“projects”:[“GJ8973”, “jhs89639”]},</text:p>
                      <text:p text:style-name="P81">“manager”: “<text:span text:style-name="T39">Kka9YF</text:span>”,</text:p>
                      <text:p text:style-name="P81">“<text:span text:style-name="T40">subordinates</text:span>”: <text:span text:style-name="T40">[]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1"><text:soft-page-break/>}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list xml:id="list118888346319385407" text:style-name="L18">
        <text:list-item>
          <text:p text:style-name="P50"><text:span text:style-name="T22">Error Status &amp; Message</text:span>: </text:p>
          <text:list>
            <text:list-item>
              <text:p text:style-name="P51">401- <text:span text:style-name="T22">You are not authorized to perform this action</text:span></text:p>
            </text:list-item>
            <text:list-item>
              <text:p text:style-name="P17">404- The employee does not exist</text:p>
            </text:list-item>
            <text:list-item>
              <text:p text:style-name="P51">500- <text:span text:style-name="T35">Internal server error</text:span></text:p>
            </text:list-item>
          </text:list>
        </text:list-item>
      </text:list>
      <text:list xml:id="list120645528527629" text:continue-list="list120644463770093" text:style-name="L1">
        <text:list-header>
          <text:p text:style-name="P22"/>
        </text:list-header>
        <text:list-item>
          <text:p text:style-name="P103"><text:span text:style-name="T47">DELETE</text:span> /<text:span text:style-name="T27">employees/:employeeId</text:span></text:p>
          <text:p text:style-name="P8"><text:span text:style-name="T2">DESCRIPTION: </text:span><text:span text:style-name="T8">Admin deletes an employee</text:span></text:p>
          <text:p text:style-name="P26">RESPONSE:</text:p>
        </text:list-item>
      </text:list>
      <text:list xml:id="list6796676622522700723" text:style-name="L19">
        <text:list-item>
          <text:p text:style-name="P119"><text:span text:style-name="T6">Success Status: 20</text:span><text:span text:style-name="T16">4</text:span><text:span text:style-name="T6"> </text:span></text:p>
        </text:list-item>
      </text:list>
      <text:list xml:id="list120644899034130" text:continue-list="list120645528527629" text:style-name="L1">
        <text:list-item>
          <text:list>
            <text:list-item>
              <text:list>
                <text:list-header>
                  <text:p text:style-name="P11">Success message- <text:span text:style-name="T39">Employee</text:span> deleted successfully</text:p>
                </text:list-header>
              </text:list>
            </text:list-item>
          </text:list>
        </text:list-item>
      </text:list>
      <text:list xml:id="list103157704855374794" text:style-name="L20">
        <text:list-item>
          <text:p text:style-name="P120"><text:span text:style-name="T2">Error Status &amp; Message</text:span><text:span text:style-name="T6">: </text:span></text:p>
          <text:list>
            <text:list-item>
              <text:p text:style-name="P120"><text:span text:style-name="T6">401- </text:span><text:span text:style-name="T2">You are not authorized to perform this action</text:span></text:p>
            </text:list-item>
            <text:list-item>
              <text:p text:style-name="P18">404- The employee does not exist</text:p>
            </text:list-item>
            <text:list-item>
              <text:p text:style-name="P120"><text:span text:style-name="T6">500- </text:span><text:span text:style-name="T11">Internal server error</text:span></text:p>
            </text:list-item>
          </text:list>
        </text:list-item>
      </text:list>
      <text:list xml:id="list120644155175124" text:continue-list="list120644899034130" text:style-name="L1">
        <text:list-header>
          <text:p text:style-name="P101"/>
        </text:list-header>
        <text:list-item>
          <text:p text:style-name="P101"><text:span text:style-name="T47">DELETE</text:span> /<text:span text:style-name="T27">employees/:employeeId/projects/:projectId</text:span></text:p>
          <text:p text:style-name="P7"><text:span text:style-name="T2">DESCRIPTION: </text:span><text:span text:style-name="T8">Admin deletes a </text:span><text:span text:style-name="T16">project of an</text:span><text:span text:style-name="T8"> employee</text:span></text:p>
          <text:p text:style-name="P25">RESPONSE:</text:p>
        </text:list-item>
      </text:list>
      <text:list xml:id="list8762862811665174832" text:style-name="L21">
        <text:list-item>
          <text:p text:style-name="P52">Success Status: 20<text:span text:style-name="T44">4</text:span> </text:p>
        </text:list-item>
      </text:list>
      <text:list xml:id="list120645022854248" text:continue-list="list120644155175124" text:style-name="L1">
        <text:list-item>
          <text:list>
            <text:list-item>
              <text:list>
                <text:list-header>
                  <text:p text:style-name="P12">Success message- <text:span text:style-name="T44">Project</text:span> deleted successfully</text:p>
                </text:list-header>
              </text:list>
            </text:list-item>
          </text:list>
        </text:list-item>
      </text:list>
      <text:list xml:id="list5983148082739992786" text:style-name="L22">
        <text:list-item>
          <text:p text:style-name="P53"><text:span text:style-name="T22">Error Status &amp; Message</text:span>: </text:p>
          <text:list>
            <text:list-item>
              <text:p text:style-name="P54">401- <text:span text:style-name="T22">You are not authorized to perform this action</text:span></text:p>
            </text:list-item>
            <text:list-item>
              <text:p text:style-name="P19">404- <text:span text:style-name="T44">Incorrect URL</text:span></text:p>
            </text:list-item>
            <text:list-item>
              <text:p text:style-name="P54">500- <text:span text:style-name="T35">Internal server error</text:span></text:p>
            </text:list-item>
          </text:list>
        </text:list-item>
      </text:list>
      <text:list xml:id="list120644183077655" text:continue-list="list120645022854248" text:style-name="L1">
        <text:list-header>
          <text:p text:style-name="P108"/>
        </text:list-header>
        <text:list-item>
          <text:p text:style-name="P104"><text:span text:style-name="T47">PUT</text:span> /<text:span text:style-name="T26">employee/:employeeId/tasks</text:span></text:p>
          <text:p text:style-name="P27">DESCRIPTION: <text:span text:style-name="T46">Admin updates the employee tasks</text:span> <text:s/></text:p>
          <text:p text:style-name="P27">PARAMETERS:</text:p>
        </text:list-item>
      </text:list>
      <text:list xml:id="list8754736008018625247" text:style-name="L23">
        <text:list-item>
          <text:p text:style-name="P84">Day (Date)</text:p>
        </text:list-item>
        <text:list-item>
          <text:p text:style-name="P121"><text:span text:style-name="T5">In-time (</text:span><text:span text:style-name="T15">String</text:span><text:span text:style-name="T5">)</text:span></text:p>
        </text:list-item>
        <text:list-item>
          <text:p text:style-name="P121"><text:span text:style-name="T5">Out-time (</text:span><text:span text:style-name="T15">String</text:span><text:span text:style-name="T5">)</text:span></text:p>
        </text:list-item>
        <text:list-item>
          <text:p text:style-name="P121"><text:span text:style-name="T9">Break-</text:span><text:span text:style-name="T19">time</text:span><text:span text:style-name="T9"> (String)</text:span></text:p>
        </text:list-item>
        <text:list-item>
          <text:p text:style-name="P68">ProjectId (String)</text:p>
        </text:list-item>
        <text:list-item>
          <text:p text:style-name="P86">Billable hours (String)</text:p>
        </text:list-item>
        <text:list-item>
          <text:p text:style-name="P86">Billable detail (String)</text:p>
        </text:list-item>
        <text:list-item>
          <text:p text:style-name="P86">Nonbillable hours (String)</text:p>
        </text:list-item>
        <text:list-item>
          <text:p text:style-name="P86">Nonbllable detail (String) </text:p>
        </text:list-item>
      </text:list>
      <text:list xml:id="list120644888482293" text:continue-list="list120644183077655" text:style-name="L1">
        <text:list-header>
          <text:p text:style-name="P27">RESPONSE:</text:p>
        </text:list-header>
      </text:list>
      <text:list xml:id="list2964264598629064595" text:style-name="L24">
        <text:list-item>
          <text:p text:style-name="P122"><text:span text:style-name="T4">Success Status: </text:span><text:span text:style-name="T9">20</text:span><text:span text:style-name="T20">0 OK</text:span><text:span text:style-name="T4"> </text:span></text:p>
        </text:list-item>
      </text:list>
      <text:list xml:id="list120644432417354" text:continue-list="list120644888482293" text:style-name="L1">
        <text:list-item>
          <text:list>
            <text:list-item>
              <text:list>
                <text:list-header>
                  <text:p text:style-name="P72">Return<text:span text:style-name="T29">s</text:span> <text:span text:style-name="T32">task</text:span></text:p>
                  <text:p text:style-name="P88">Example:</text:p>
                  <text:list>
                    <text:list-item>
                      <text:list>
                        <text:list-header>
                          <text:p text:style-name="P88">{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90"><text:tab/><text:tab/><text:tab/>“employeeId”: “K<text:span text:style-name="T46">o0</text:span>37493”,</text:p>
          <text:p text:style-name="P90"><text:tab/><text:tab/><text:tab/>“day”: “a date”,</text:p>
          <text:p text:style-name="P90"><text:tab/><text:tab/><text:tab/>“in-time”: “a time”,</text:p>
          <text:p text:style-name="P90"><text:tab/><text:tab/><text:tab/>“out-time”: “a time”,</text:p>
          <text:p text:style-name="P90"><text:tab/><text:tab/><text:tab/>“break-time”: “0 hrs <text:span text:style-name="T46">20</text:span> mins”,</text:p>
          <text:p text:style-name="P90"><text:tab/><text:tab/><text:tab/>“projects”: [{</text:p>
          <text:p text:style-name="P90"><text:tab/><text:tab/><text:tab/><text:tab/>“id”: “KJH902”,</text:p>
          <text:p text:style-name="P90"><text:soft-page-break/><text:tab/><text:tab/><text:tab/><text:tab/>“billable_time”: “2 hrs”,</text:p>
          <text:p text:style-name="P90"><text:tab/><text:tab/><text:tab/><text:tab/>“billable_work”: “detail of the work”,</text:p>
          <text:p text:style-name="P90"><text:tab/><text:tab/><text:tab/><text:tab/>“nonbillable_time”: “<text:span text:style-name="T46">2</text:span> hrs”,</text:p>
          <text:p text:style-name="P90"><text:tab/><text:tab/><text:tab/><text:tab/>“nonbillable_work”: “detail of the work”</text:p>
          <text:list>
            <text:list-item>
              <text:list>
                <text:list-header>
                  <text:p text:style-name="P90"><text:tab/><text:tab/><text:tab/><text:tab/><text:tab/><text:tab/><text:tab/><text:tab/><text:tab/>}]}</text:p>
                </text:list-header>
              </text:list>
            </text:list-item>
          </text:list>
        </text:list-item>
      </text:list>
      <text:list xml:id="list7260567304813224608" text:style-name="L25">
        <text:list-item>
          <text:p text:style-name="P123"><text:span text:style-name="T2">Error Status &amp; Message</text:span><text:span text:style-name="T4">: </text:span></text:p>
          <text:list>
            <text:list-item>
              <text:p text:style-name="P123"><text:span text:style-name="T6">401- </text:span><text:span text:style-name="T2">You are not authorized to perform this action</text:span></text:p>
            </text:list-item>
            <text:list-item>
              <text:p text:style-name="P124"><text:span text:style-name="T2">4</text:span><text:span text:style-name="T1">04- This employee does not exist</text:span></text:p>
            </text:list-item>
          </text:list>
        </text:list-item>
      </text:list>
      <text:list xml:id="list1555435490430933573" text:style-name="L26">
        <text:list-item>
          <text:list>
            <text:list-item>
              <text:p text:style-name="P125"><text:span text:style-name="T6">500- Internal server error</text:span></text:p>
            </text:list-item>
          </text:list>
        </text:list-item>
      </text:list>
      <text:list xml:id="list7674824479306146780" text:style-name="L28">
        <text:list-header>
          <text:p text:style-name="P126"/>
        </text:list-header>
      </text:list>
      <text:list xml:id="list120644676570683" text:continue-list="list120644432417354" text:style-name="L1">
        <text:list-item>
          <text:p text:style-name="P106"><text:span text:style-name="T47">DELETE</text:span> /manager/:manager<text:span text:style-name="T25">Id/employees/:employeeId</text:span></text:p>
          <text:p text:style-name="P28">DESCRIPTION: <text:span text:style-name="T42">Manager deletes a sub-ordinate employee</text:span></text:p>
          <text:p text:style-name="P28">RESPONSE:</text:p>
        </text:list-item>
      </text:list>
      <text:list xml:id="list2675313689031159524" text:style-name="L29">
        <text:list-item>
          <text:p text:style-name="P93">Success Status: 200 OK</text:p>
        </text:list-item>
      </text:list>
      <text:list xml:id="list120643703585725" text:continue-list="list120644676570683" text:style-name="L1">
        <text:list-item>
          <text:list>
            <text:list-item>
              <text:list>
                <text:list-header>
                  <text:p text:style-name="P94">Success Message- Employee deleted successfully</text:p>
                </text:list-header>
              </text:list>
            </text:list-item>
          </text:list>
        </text:list-item>
      </text:list>
      <text:list xml:id="list3726238341659260264" text:style-name="L30">
        <text:list-item>
          <text:p text:style-name="P127"><text:span text:style-name="T2">Error Status </text:span><text:span text:style-name="T11">&amp; Message</text:span><text:span text:style-name="T3">: </text:span></text:p>
          <text:list>
            <text:list-item>
              <text:p text:style-name="P127"><text:span text:style-name="T6">401- </text:span><text:span text:style-name="T2">You are not authorized to perform this action</text:span></text:p>
            </text:list-item>
            <text:list-item>
              <text:p text:style-name="P127"><text:span text:style-name="T11">404- </text:span><text:span text:style-name="T18">This employee does not exist</text:span></text:p>
            </text:list-item>
            <text:list-item>
              <text:p text:style-name="P127"><text:span text:style-name="T6">500- </text:span><text:span text:style-name="T11">Internal server error</text:span></text:p>
            </text:list-item>
          </text:list>
        </text:list-item>
      </text:list>
      <text:list xml:id="list120644428525415" text:continue-list="list120643703585725" text:style-name="L1">
        <text:list-header>
          <text:p text:style-name="P106"/>
        </text:list-header>
        <text:list-item>
          <text:p text:style-name="P106"><text:span text:style-name="T47">DELETE</text:span> /<text:span text:style-name="T45">manager/:managerId/employees/:employeeId/projects/:projectId</text:span></text:p>
          <text:p text:style-name="P9"><text:span text:style-name="T2">DESCRIPTION: </text:span><text:span text:style-name="T17">Manager</text:span><text:span text:style-name="T8"> deletes a </text:span><text:span text:style-name="T16">project of an</text:span><text:span text:style-name="T8"> employee</text:span></text:p>
          <text:p text:style-name="P28">RESPONSE:</text:p>
        </text:list-item>
      </text:list>
      <text:list xml:id="list4522316238782832884" text:style-name="L31">
        <text:list-item>
          <text:p text:style-name="P128"><text:span text:style-name="T6">Success Status: 20</text:span><text:span text:style-name="T16">4</text:span><text:span text:style-name="T6"> </text:span></text:p>
        </text:list-item>
      </text:list>
      <text:list xml:id="list120644486709544" text:continue-list="list120644428525415" text:style-name="L1">
        <text:list-item>
          <text:list>
            <text:list-item>
              <text:list>
                <text:list-header>
                  <text:p text:style-name="P13">Success message- <text:span text:style-name="T44">Project</text:span> deleted successfully</text:p>
                </text:list-header>
              </text:list>
            </text:list-item>
          </text:list>
        </text:list-item>
      </text:list>
      <text:list xml:id="list6054351091429928239" text:style-name="L32">
        <text:list-item>
          <text:p text:style-name="P129"><text:span text:style-name="T2">Error Status &amp; Message</text:span><text:span text:style-name="T6">: </text:span></text:p>
          <text:list>
            <text:list-item>
              <text:p text:style-name="P129"><text:span text:style-name="T6">401- </text:span><text:span text:style-name="T2">You are not authorized to perform this action</text:span></text:p>
            </text:list-item>
            <text:list-item>
              <text:p text:style-name="P129"><text:span text:style-name="T11">404- </text:span><text:span text:style-name="T16">Incorrect URL</text:span></text:p>
            </text:list-item>
            <text:list-item>
              <text:p text:style-name="P129"><text:span text:style-name="T6">500- </text:span><text:span text:style-name="T11">Internal server error</text:span></text:p>
            </text:list-item>
          </text:list>
        </text:list-item>
      </text:list>
      <text:list xml:id="list120645431203170" text:continue-list="list120644486709544" text:style-name="L1">
        <text:list-header>
          <text:p text:style-name="P105"/>
        </text:list-header>
        <text:list-item>
          <text:p text:style-name="P107"><text:span text:style-name="T47">GET</text:span> /<text:span text:style-name="T26">employee/:employeeId/tasks</text:span></text:p>
          <text:p text:style-name="P29">DESCRIPTION: <text:span text:style-name="T26">Employee views the previously entered task details</text:span></text:p>
          <text:p text:style-name="P29">RESPONSE:</text:p>
        </text:list-item>
      </text:list>
      <text:list xml:id="list6325649074351046981" text:style-name="L33">
        <text:list-item>
          <text:p text:style-name="P130"><text:span text:style-name="T4">Success Status: </text:span><text:span text:style-name="T9">201</text:span><text:span text:style-name="T4"> </text:span></text:p>
        </text:list-item>
      </text:list>
      <text:list xml:id="list120644186007814" text:continue-list="list120645431203170" text:style-name="L1">
        <text:list-item>
          <text:list>
            <text:list-item>
              <text:list>
                <text:list-header>
                  <text:p text:style-name="P73">Return<text:span text:style-name="T29">s</text:span> <text:span text:style-name="T32">list of tasks</text:span></text:p>
                  <text:p text:style-name="P95">Link example: /employee/GK8937493/tasks?page=2; rel= “next”,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5">/employee/GK8937493/tasks?page=10; rel= “last”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"><text:tab/><text:tab/><text:span text:style-name="T42">[{</text:span></text:p>
      <text:p text:style-name="P3"><text:tab/><text:tab/><text:tab/>“employeeId”: “GK8937493”,</text:p>
      <text:p text:style-name="P3"><text:tab/><text:tab/><text:tab/>“day”: “a date”,</text:p>
      <text:p text:style-name="P3"><text:tab/><text:tab/><text:tab/>“in-time”: “a time”,</text:p>
      <text:p text:style-name="P3"><text:tab/><text:tab/><text:tab/>“out-time”: “a time”,</text:p>
      <text:p text:style-name="P3"><text:tab/><text:tab/><text:tab/>“break-time”: “0 hrs 15 mins”,</text:p>
      <text:p text:style-name="P3"><text:tab/><text:tab/><text:tab/>“projects”: [{</text:p>
      <text:p text:style-name="P3"><text:tab/><text:tab/><text:tab/><text:tab/>“id”: “KJH902”,</text:p>
      <text:p text:style-name="P3"><text:tab/><text:tab/><text:tab/><text:tab/>“billable_time”: “2 hrs”,</text:p>
      <text:p text:style-name="P3"><text:tab/><text:tab/><text:tab/><text:tab/>“billable_work”: “detail of the work”,</text:p>
      <text:p text:style-name="P3"><text:tab/><text:tab/><text:tab/><text:tab/>“nonbillable_time”: “1 hrs”,</text:p>
      <text:p text:style-name="P3"><text:tab/><text:tab/><text:tab/><text:tab/>“nonbillable_work”: “detail of the work”</text:p>
      <text:p text:style-name="P3"><text:tab/><text:tab/><text:tab/><text:tab/><text:tab/><text:tab/><text:tab/><text:tab/><text:tab/><text:tab/>}</text:p>
      <text:p text:style-name="P3"><text:tab/><text:tab/><text:tab/><text:tab/>{</text:p>
      <text:p text:style-name="P3"><text:soft-page-break/><text:tab/><text:tab/><text:tab/><text:tab/>“id”: “IOH90352”,</text:p>
      <text:p text:style-name="P3"><text:tab/><text:tab/><text:tab/><text:tab/>“billable_time”: “3 hrs”,</text:p>
      <text:p text:style-name="P3"><text:tab/><text:tab/><text:tab/><text:tab/>“billable_work”: “detail of the work”,</text:p>
      <text:p text:style-name="P3"><text:tab/><text:tab/><text:tab/><text:tab/>“nonbillable_time”: “2 hrs”,</text:p>
      <text:p text:style-name="P3"><text:tab/><text:tab/><text:tab/><text:tab/>“nonbillable_work”: “detail of the work”</text:p>
      <text:p text:style-name="P4"><text:tab/><text:tab/><text:tab/><text:tab/><text:tab/><text:tab/><text:tab/><text:tab/><text:tab/><text:tab/>}]},</text:p>
      <text:p text:style-name="P5"><text:tab/><text:tab/> <text:s text:c="2"/>{</text:p>
      <text:p text:style-name="P4"><text:tab/><text:tab/><text:tab/>“employeeId”: “GK8937493”,</text:p>
      <text:p text:style-name="P4"><text:tab/><text:tab/><text:tab/>“day”: “a date”,</text:p>
      <text:p text:style-name="P4"><text:tab/><text:tab/><text:tab/>“in-time”: “a time”,</text:p>
      <text:p text:style-name="P4"><text:tab/><text:tab/><text:tab/>“out-time”: “a time”,</text:p>
      <text:p text:style-name="P4"><text:tab/><text:tab/><text:tab/>“break-time”: “0 hrs 1<text:span text:style-name="T42">0</text:span> mins”,</text:p>
      <text:p text:style-name="P4"><text:tab/><text:tab/><text:tab/>“projects”: [{</text:p>
      <text:p text:style-name="P4"><text:tab/><text:tab/><text:tab/><text:tab/>“id”: “KJH902”,</text:p>
      <text:p text:style-name="P4"><text:tab/><text:tab/><text:tab/><text:tab/>“billable_time”: “2 hrs”,</text:p>
      <text:p text:style-name="P4"><text:tab/><text:tab/><text:tab/><text:tab/>“billable_work”: “detail of the work”,</text:p>
      <text:p text:style-name="P4"><text:tab/><text:tab/><text:tab/><text:tab/>“nonbillable_time”: “1 hrs”,</text:p>
      <text:p text:style-name="P4"><text:tab/><text:tab/><text:tab/><text:tab/>“nonbillable_work”: “detail of the work”</text:p>
      <text:p text:style-name="P4"><text:tab/><text:tab/><text:tab/><text:tab/><text:tab/><text:tab/><text:tab/><text:tab/><text:tab/><text:tab/>}]}<text:span text:style-name="T42">]</text:span></text:p>
      <text:list xml:id="list8077057727631716070" text:style-name="L34">
        <text:list-item>
          <text:p text:style-name="P78"><text:span text:style-name="T22">Error Status &amp; Message</text:span>: </text:p>
          <text:list>
            <text:list-item>
              <text:p text:style-name="P56">401- <text:span text:style-name="T22">You are not authorized to perform this action</text:span></text:p>
            </text:list-item>
            <text:list-item>
              <text:p text:style-name="P56">500- Internal server error</text:p>
            </text:list-item>
          </text:list>
        </text:list-item>
      </text:list>
      <text:list xml:id="list120645282947406" text:continue-list="list120644186007814" text:style-name="L1">
        <text:list-header>
          <text:p text:style-name="P105"/>
        </text:list-header>
        <text:list-item>
          <text:p text:style-name="P105"><text:span text:style-name="T47">POST</text:span> /<text:span text:style-name="T26">employee/:employeeId/tasks</text:span></text:p>
          <text:p text:style-name="P30">DESCRIPTION: <text:span text:style-name="T26">Employee enters the work done on a project, in-time &amp; out-time for a day</text:span> <text:s/></text:p>
          <text:p text:style-name="P30">PARAMETERS:</text:p>
        </text:list-item>
      </text:list>
      <text:list xml:id="list496536457233310116" text:style-name="L35">
        <text:list-item>
          <text:p text:style-name="P85">Day (Date)</text:p>
        </text:list-item>
        <text:list-item>
          <text:p text:style-name="P96">In-time (<text:span text:style-name="T34">String</text:span>)</text:p>
        </text:list-item>
        <text:list-item>
          <text:p text:style-name="P96">Out-time (<text:span text:style-name="T34">String</text:span>)</text:p>
        </text:list-item>
        <text:list-item>
          <text:p text:style-name="P97">Break-<text:span text:style-name="T31">time</text:span> (String)</text:p>
        </text:list-item>
        <text:list-item>
          <text:p text:style-name="P69">ProjectId (String)</text:p>
        </text:list-item>
        <text:list-item>
          <text:p text:style-name="P87">Billable hours (String)</text:p>
        </text:list-item>
        <text:list-item>
          <text:p text:style-name="P87">Billable detail (String)</text:p>
        </text:list-item>
        <text:list-item>
          <text:p text:style-name="P87">Nonbillable hours (String)</text:p>
        </text:list-item>
        <text:list-item>
          <text:p text:style-name="P87">Nonbllable detail (String) </text:p>
        </text:list-item>
      </text:list>
      <text:list xml:id="list120643845906191" text:continue-list="list120645282947406" text:style-name="L1">
        <text:list-header>
          <text:p text:style-name="P30">RESPONSE:</text:p>
        </text:list-header>
      </text:list>
      <text:list xml:id="list4609904106485396139" text:style-name="L36">
        <text:list-item>
          <text:p text:style-name="P131"><text:span text:style-name="T4">Success Status: </text:span><text:span text:style-name="T9">201</text:span><text:span text:style-name="T4"> </text:span></text:p>
        </text:list-item>
      </text:list>
      <text:list xml:id="list120644817838375" text:continue-list="list120643845906191" text:style-name="L1">
        <text:list-item>
          <text:list>
            <text:list-item>
              <text:list>
                <text:list-header>
                  <text:p text:style-name="P74">Return<text:span text:style-name="T29">s</text:span> <text:span text:style-name="T32">task</text:span></text:p>
                  <text:p text:style-name="P89">Example:</text:p>
                  <text:list>
                    <text:list-item>
                      <text:list>
                        <text:list-header>
                          <text:p text:style-name="P89">{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91"><text:tab/><text:tab/><text:tab/>“employeeId”: “GK8937493”,</text:p>
          <text:p text:style-name="P91"><text:tab/><text:tab/><text:tab/>“day”: “a date”,</text:p>
          <text:p text:style-name="P91"><text:tab/><text:tab/><text:tab/>“in-time”: “a time”,</text:p>
          <text:p text:style-name="P91"><text:tab/><text:tab/><text:tab/>“out-time”: “a time”,</text:p>
          <text:p text:style-name="P91"><text:tab/><text:tab/><text:tab/>“break-time”: “0 hrs 1<text:span text:style-name="T42">0</text:span> mins”,</text:p>
          <text:p text:style-name="P91"><text:tab/><text:tab/><text:tab/>“projects”: [{</text:p>
          <text:p text:style-name="P91"><text:tab/><text:tab/><text:tab/><text:tab/>“id”: “KJH902”,</text:p>
          <text:p text:style-name="P91"><text:tab/><text:tab/><text:tab/><text:tab/>“billable_time”: “2 hrs”,</text:p>
          <text:p text:style-name="P91"><text:tab/><text:tab/><text:tab/><text:tab/>“billable_work”: “detail of the work”,</text:p>
          <text:p text:style-name="P91"><text:tab/><text:tab/><text:tab/><text:tab/>“nonbillable_time”: “1 hrs”,</text:p>
          <text:p text:style-name="P91"><text:tab/><text:tab/><text:tab/><text:tab/>“nonbillable_work”: “detail of the work”</text:p>
          <text:list>
            <text:list-item>
              <text:list>
                <text:list-header>
                  <text:p text:style-name="P91"><text:soft-page-break/><text:tab/><text:tab/><text:tab/><text:tab/><text:tab/><text:tab/><text:tab/><text:tab/><text:tab/>}]}</text:p>
                </text:list-header>
              </text:list>
            </text:list-item>
          </text:list>
        </text:list-item>
      </text:list>
      <text:list xml:id="list1981772310773924514" text:style-name="L37">
        <text:list-item>
          <text:p text:style-name="P79"><text:span text:style-name="T22">Error Status &amp; Message</text:span>: </text:p>
          <text:list>
            <text:list-item>
              <text:p text:style-name="P57">401- <text:span text:style-name="T22">You are not authorized to perform this action</text:span></text:p>
            </text:list-item>
            <text:list-item>
              <text:p text:style-name="P57">500- Internal server error</text:p>
            </text:list-item>
          </text:list>
        </text:list-item>
      </text:list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4:35:27.160276006</meta:creation-date>
    <dc:date>2016-08-01T12:06:43.551171990</dc:date>
    <meta:editing-duration>PT11H32M28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7" meta:paragraph-count="293" meta:word-count="1150" meta:character-count="7668" meta:non-whitespace-character-count="6683"/>
  </office:meta>
</office:document-meta>
</file>